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 the consuption of media, reception of information and<text:span text:style-name="T1"> </text:span>production of works, a concise draft on knowledge reception and use.</text:p>
      <text:list xml:id="list2631220583481864020" text:style-name="L1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blo Molina Blanes</meta:initial-creator>
    <meta:creation-date>2019-10-05T22:35:22.72</meta:creation-date>
    <dc:date>2019-10-05T22:39:48.89</dc:date>
    <dc:creator>Pablo Molina Blanes</dc:creator>
    <meta:editing-duration>PT4M24S</meta:editing-duration>
    <meta:editing-cycles>5</meta:editing-cycles>
    <meta:generator>OpenOffice/4.1.7$Win32 OpenOffice.org_project/417m1$Build-9800</meta:generator>
    <meta:document-statistic meta:table-count="0" meta:image-count="0" meta:object-count="0" meta:page-count="1" meta:paragraph-count="1" meta:word-count="20" meta:character-count="125"/>
  </office:meta>
</office:document-meta>
</file>